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4be" officeooo:paragraph-rsid="000564b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564be" officeooo:paragraph-rsid="000564be" fo:background-color="#ffff00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0564be" officeooo:paragraph-rsid="000564be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80894" officeooo:paragraph-rsid="00080894"/>
    </style:style>
    <style:style style:name="P5" style:family="paragraph" style:parent-style-name="Standard">
      <style:text-properties fo:font-weight="bold" officeooo:rsid="000564be" officeooo:paragraph-rsid="000564be" style:font-weight-asian="bold" style:font-weight-complex="bold"/>
    </style:style>
    <style:style style:name="P6" style:family="paragraph" style:parent-style-name="Standard">
      <style:text-properties officeooo:rsid="000564be" officeooo:paragraph-rsid="000564be"/>
    </style:style>
    <style:style style:name="P7" style:family="paragraph" style:parent-style-name="Standard">
      <style:paragraph-properties fo:margin-left="0in" fo:margin-right="0in" fo:text-indent="0in" style:auto-text-indent="false"/>
      <style:text-properties officeooo:rsid="00080894" officeooo:paragraph-rsid="00080894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00a1b17" officeooo:paragraph-rsid="000a1b17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0bd04b" officeooo:paragraph-rsid="000bd04b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0564be" officeooo:paragraph-rsid="000564be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officeooo:rsid="000bd04b" officeooo:paragraph-rsid="000bd04b" style:font-weight-asian="bold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officeooo:rsid="00080894" officeooo:paragraph-rsid="00080894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officeooo:rsid="00080894" officeooo:paragraph-rsid="00080894"/>
    </style:style>
    <style:style style:name="T1" style:family="text">
      <style:text-properties officeooo:rsid="00061a99"/>
    </style:style>
    <style:style style:name="T2" style:family="text">
      <style:text-properties officeooo:rsid="000a1b17"/>
    </style:style>
    <style:style style:name="T3" style:family="text">
      <style:text-properties fo:font-weight="bold" officeooo:rsid="000a1b1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ing VirtualBox </text:p>
      <text:p text:style-name="P1"/>
      <text:p text:style-name="P5">Host: Ubuntu 14.10</text:p>
      <text:p text:style-name="P5">Guest: Windows 7 (64 bit)</text:p>
      <text:p text:style-name="P1"/>
      <text:p text:style-name="P1">1. Download VirtualBox from: <text:a xlink:type="simple" xlink:href="https://www.virtualbox.org/wiki/Linux_Downloads" text:style-name="Internet_20_link" text:visited-style-name="Visited_20_Internet_20_Link">https://www.virtualbox.org/wiki/Linux_Downloads</text:a></text:p>
      <text:p text:style-name="P1"/>
      <text:p text:style-name="P1">2. I picked this (AMD64):</text:p>
      <text:p text:style-name="P1">Ubuntu 13.04 ("Raring") / 13.10 ("Saucy") / 14.04 ("Trusty") / 14.10 ("Utopic") <text:a xlink:type="simple" xlink:href="http://download.virtualbox.org/virtualbox/4.3.24/virtualbox-4.3_4.3.24-98716%7EUbuntu%7Eraring_i386.deb" text:style-name="Internet_20_link" text:visited-style-name="Visited_20_Internet_20_Link"> i386</text:a> | <text:a xlink:type="simple" xlink:href="http://download.virtualbox.org/virtualbox/4.3.24/virtualbox-4.3_4.3.24-98716%7EUbuntu%7Eraring_amd64.deb" text:style-name="Internet_20_link" text:visited-style-name="Visited_20_Internet_20_Link"> AMD64</text:a></text:p>
      <text:p text:style-name="P1"/>
      <text:p text:style-name="P3">3. <text:span text:style-name="T1">Install the software</text:span></text:p>
      <text:p text:style-name="P3"/>
      <text:p text:style-name="P4">4. Before you start setting up your virtual machine with all the details, copy the iso file for the operating system you want installed on your guest machine. I connected the external hard disc (belongs to Karl) to get the ISO file of Windows 7. I copied this file onto my Donwloads folder.</text:p>
      <text:p text:style-name="P12"><text:span text:style-name="T3">Note</text:span><text:span text:style-name="T2">: If the external hard disc is not being recognized, or if you try to access a file, it keeps giving errors, then you need to download Ubuntu exFAT. This will auto mount your exFAT formatted drives. Run the following at the terminal.</text:span></text:p>
      <text:p text:style-name="P4"/>
      <text:p text:style-name="P13"><text:span text:style-name="Source_20_Text"><text:span text:style-name="T2"><text:tab/>&gt;</text:span></text:span><text:span text:style-name="Source_20_Text">sudo apt-get install exfat-fuse exfat-utils</text:span></text:p>
      <text:p text:style-name="P9"/>
      <text:p text:style-name="P11">Read info here:</text:p>
      <text:p text:style-name="P8"><text:a xlink:type="simple" xlink:href="http://askubuntu.com/questions/451364/how-to-enable-exfat-in-ubuntu-14-04" text:style-name="Internet_20_link" text:visited-style-name="Visited_20_Internet_20_Link">http://askubuntu.com/questions/451364/how-to-enable-exfat-in-ubuntu-14-04</text:a></text:p>
      <text:p text:style-name="P8"/>
      <text:p text:style-name="P4">5. <text:s/>Now follow the instructions here: <text:a xlink:type="simple" xlink:href="http://www.virtualbox.org/manual/ch01.html#intro-installing" text:style-name="Internet_20_link" text:visited-style-name="Visited_20_Internet_20_Link">http://www.virtualbox.org/manual/ch01.html#intro-installing</text:a> to setup your guest machine.</text:p>
      <text:p text:style-name="P4"/>
      <text:p text:style-name="P4">6. When done, you will asked to pick the file for the OS. Use that ISO file that you saved in the Downloads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09:57:57.941418479</meta:creation-date>
    <dc:date>2015-03-10T12:30:58.080980751</dc:date>
    <meta:editing-duration>PT30M31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180" meta:character-count="1184" meta:non-whitespace-character-count="1013"/>
  </office:meta>
</office:document-meta>
</file>